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Overview</text:p>
      <text:p text:style-name="Normal">The Jewellery Box Motion Detection Module is a small device designed to be placed in a jewellery box to produce an alert if the box is moved. It works by using a BNO055 inertial<text:s/>measurement unit to report the orientation of the device. If the device’s orientation changes too rapidly, such as if the box were picked up, it generates an alert signal that is sent to the rest of the network, informing it of a potential thief.</text:p>
      <text:p text:style-name="Normal">The BNO055 is run using Adafruit’s sensor libraries. An I2C communication line receives the measurements from the IMU, and the values are read in the form of a Quaternion, which produces a single value that changes no matter which axis the IMU is rotated around. This makes it easier to compare the data against a rolling average of previous readings, allowing the device to not produce false positives from small bumps to the surface the device is on, while also making it harder to move the device without setting off the alarm.</text:p>
      <text:p text:style-name="Normal">Functions</text:p>
      <text:p text:style-name="Normal">%%NEEDS PICTURES OF EVERYTHING%%</text:p>
      <text:p text:style-name="Normal"/>
      <text:p text:style-name="Normal">Challenges</text:p>
      <text:p text:style-name="Normal">The program required many iterations to reach its final state. The initial code relied on an outdated version of the sensor libraries, as it was recycled from an older project. The program also needed slight adjustments to account for the fact that it was originally written for use on Arduino boards, rather than an ESP8266. Once these adjustments were made, numerous tests were run, involving attempts to move the device as well as bumping the table near it, to establish a suitable threshold for deciding whether changes in position were significant enough to trigger the alert. For ease of use during testing, a pair of LEDs and a serial communication port were connected to the device. By doing so, the device had visible ways of declaring an alert that<text:s/>did not rely on the presence of other nodes in the network.</text:p>
      <text:p text:style-name="Normal">Bugs</text:p>
      <text:p text:style-name="Normal">Placing the device in a box and attempting to lift it without producing an alert revealed that a steady hand could move the device vertically and horizontally without setting it off, though any attempt to rotate it would immediately generate an alert. This was because the device only considered its angular position when deciding whether it had been moved. By changing the way the device decides whether it has been moved to incorporate the accelerometers that the BNO055 has, a new threshold was able to be established that means it would be prohibitively slow for any would-be thief to avoid setting it off.</text:p>
      <text:p text:style-name="Normal">Testing</text:p>
      <text:p text:style-name="Normal"/>
      <text:p text:style-name="Normal">Limitation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son Hoare</meta:initial-creator>
    <dc:creator>(s) Daniel Charles</dc:creator>
    <meta:creation-date>2023-10-24T09:59:00Z</meta:creation-date>
    <dc:date>2023-11-14T10:30:00Z</dc:date>
    <meta:template xlink:href="Normal" xlink:type="simple"/>
    <meta:editing-cycles>4</meta:editing-cycles>
    <meta:editing-duration>PT180S</meta:editing-duration>
    <meta:document-statistic meta:page-count="1" meta:paragraph-count="4" meta:word-count="369" meta:character-count="2474" meta:row-count="17" meta:non-whitespace-character-count="2109"/>
  </office:meta>
</office:document-meta>
</file>